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svg:stroke-width="0.051cm" svg:stroke-color="#e6e6e6" draw:marker-start-width="0.276cm" draw:marker-end-width="0.276cm" draw:fill="none" draw:textarea-horizontal-align="center" draw:textarea-vertical-align="middle" fo:padding-top="0.15cm" fo:padding-bottom="0.15cm" fo:padding-left="0.275cm" fo:padding-right="0.275cm"/>
    </style:style>
    <style:style style:name="gr2" style:family="graphic" style:parent-style-name="standard">
      <style:graphic-properties draw:fill="solid" draw:fill-color="#ffff00" draw:textarea-vertical-align="top" draw:auto-grow-height="false" fo:min-height="0.749cm" fo:min-width="0.499cm"/>
    </style:style>
    <style:style style:name="gr3" style:family="graphic" style:parent-style-name="standard">
      <style:graphic-properties draw:fill="solid" draw:fill-color="#00ff00" draw:textarea-horizontal-align="justify" draw:textarea-vertical-align="top" draw:auto-grow-height="false" fo:min-height="0cm" fo:min-width="0cm"/>
    </style:style>
    <style:style style:name="gr4" style:family="graphic" style:parent-style-name="standard">
      <style:graphic-properties draw:fill="solid" draw:fill-color="#ff0000" draw:textarea-horizontal-align="justify" draw:textarea-vertical-align="middle" draw:auto-grow-height="false" fo:min-height="0cm" fo:min-width="0cm"/>
    </style:style>
    <style:style style:name="gr5" style:family="graphic" style:parent-style-name="standard">
      <style:graphic-properties draw:fill="solid" draw:fill-color="#ff8080"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justify" draw:textarea-vertical-align="middle" draw:auto-grow-height="false" fo:min-height="0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marker-end="Arrow" draw:marker-end-width="0.254cm" draw:textarea-horizontal-align="center" draw:textarea-vertical-align="middle"/>
    </style:style>
    <style:style style:name="gr9" style:family="graphic" style:parent-style-name="standard">
      <style:graphic-properties draw:fill="solid" draw:fill-color="#00ff00" draw:textarea-horizontal-align="justify" draw:textarea-vertical-align="middle" draw:auto-grow-height="false" fo:min-height="0cm" fo:min-width="0cm"/>
    </style:style>
    <style:style style:name="gr10"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11" style:family="graphic" style:parent-style-name="standard">
      <style:graphic-properties svg:stroke-width="0.051cm" svg:stroke-color="#ff3333" draw:marker-start-width="0.276cm" draw:marker-end="Arrow" draw:marker-end-width="0.376cm" draw:fill="solid" draw:fill-color="#ff3333" draw:textarea-horizontal-align="center" draw:textarea-vertical-align="middle" fo:padding-top="0.15cm" fo:padding-bottom="0.15cm" fo:padding-left="0.275cm" fo:padding-right="0.275cm"/>
    </style:style>
    <style:style style:name="gr12" style:family="graphic" style:parent-style-name="standard">
      <style:graphic-properties draw:fill="solid" draw:fill-color="#ff3333" draw:textarea-vertical-align="middle" draw:auto-grow-height="false" fo:min-height="0.749cm" fo:min-width="0.499cm"/>
    </style:style>
    <style:style style:name="gr13"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fill="solid" draw:fill-color="#d8ffd8" draw:textarea-horizontal-align="justify" draw:textarea-vertical-align="middle" draw:auto-grow-height="false" fo:min-height="0cm" fo:min-width="0cm"/>
    </style:style>
    <style:style style:name="gr16" style:family="graphic" style:parent-style-name="standard">
      <style:graphic-properties draw:fill="solid" draw:fill-color="#ccffff" draw:textarea-horizontal-align="justify" draw:textarea-vertical-align="middle" draw:auto-grow-height="false" fo:min-height="0cm" fo:min-width="0cm"/>
    </style:style>
    <style:style style:name="gr17" style:family="graphic" style:parent-style-name="standard">
      <style:graphic-properties draw:fill="solid" draw:fill-color="#99ccff" draw:textarea-horizontal-align="justify" draw:textarea-vertical-align="middle" draw:auto-grow-height="false" fo:min-height="0cm" fo:min-width="0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standard">
      <style:graphic-properties draw:stroke="dash" draw:stroke-dash="Fine_20_10_20_dashed"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20" style:family="graphic" style:parent-style-name="standard">
      <style:graphic-properties draw:fill="solid" draw:fill-color="#ffff00"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color="#ffff00"/>
    </style:style>
    <style:style style:name="P4" style:family="paragraph">
      <style:paragraph-properties fo:text-align="center"/>
      <style:text-properties fo:font-size="14pt"/>
    </style:style>
    <style:style style:name="P5" style:family="paragraph">
      <style:paragraph-properties fo:margin-left="0cm" fo:margin-right="0cm" fo:text-align="center" fo:text-indent="0cm"/>
      <style:text-properties fo:color="#ffff00" fo:font-size="2pt"/>
    </style:style>
    <style:style style:name="P6" style:family="paragraph">
      <style:paragraph-properties fo:margin-left="0cm" fo:margin-right="0cm" fo:text-indent="0cm"/>
    </style:style>
    <style:style style:name="P7" style:family="paragraph">
      <style:text-properties fo:color="#c0c0c0" fo:font-size="9pt"/>
    </style:style>
    <style:style style:name="P8" style:family="paragraph">
      <style:text-properties fo:color="#c0c0c0"/>
    </style:style>
    <style:style style:name="P9" style:family="paragraph">
      <style:paragraph-properties fo:margin-left="0cm" fo:margin-right="0cm" fo:text-align="center" fo:text-indent="0cm"/>
      <style:text-properties fo:font-size="9pt"/>
    </style:style>
    <style:style style:name="P10" style:family="paragraph">
      <style:paragraph-properties fo:margin-left="0cm" fo:margin-right="0cm" fo:text-align="center" fo:text-indent="0cm"/>
      <style:text-properties fo:color="#ffff00" fo:font-size="9pt"/>
    </style:style>
    <style:style style:name="T1" style:family="text">
      <style:text-properties fo:color="#ffff00"/>
    </style:style>
    <style:style style:name="T2" style:family="text">
      <style:text-properties fo:font-size="14pt"/>
    </style:style>
    <style:style style:name="T3" style:family="text">
      <style:text-properties fo:color="#ffff00" fo:font-size="2pt"/>
    </style:style>
    <style:style style:name="T4" style:family="text">
      <style:text-properties fo:color="#c0c0c0" fo:font-size="9pt"/>
    </style:style>
    <style:style style:name="T5" style:family="text">
      <style:text-properties fo:color="#c0c0c0"/>
    </style:style>
    <style:style style:name="T6" style:family="text">
      <style:text-properties fo:font-size="9pt"/>
    </style:style>
    <style:style style:name="T7" style:family="text">
      <style:text-properties fo:font-size="10pt"/>
    </style:style>
    <style:style style:name="T8" style:family="text">
      <style:text-properties fo:color="#ffff00"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062cm" svg:height="3.263cm" svg:x="9.207cm" svg:y="7.726cm" svg:viewBox="0 0 2063 3264" svg:d="m0 0c1882 1021 2062 3263 2062 3263">
          <text:p text:style-name="P6"/>
        </draw:path>
        <draw:custom-shape draw:style-name="gr2" draw:text-style-name="P2" draw:layer="layout" svg:width="14.54cm" svg:height="6.566cm" svg:x="12.246cm" svg:y="6.129cm">
          <text:p text:style-name="P2"/>
          <text:p text:style-name="P2">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layer="layout" svg:width="9.606cm" svg:height="3.459cm" svg:x="1.014cm" svg:y="1.046cm">
          <text:p text:style-name="P2">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4.298cm" svg:height="1.888cm" svg:x="12.037cm" svg:y="9.45cm">
          <text:p text:style-name="P2"><text:span text:style-name="T1">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645cm" svg:height="1.552cm" svg:x="16.058cm" svg:y="8.614cm">
          <text:p text:style-name="P6"/>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1" draw:layer="layout" svg:width="4.654cm" svg:height="1.838cm" svg:x="16.712cm" svg:y="10.278cm">
          <text:p text:style-name="P6"/>
          <draw:enhanced-geometry svg:viewBox="0 0 21600 21600" draw:type="rectangle" draw:enhanced-path="M 0 0 L 21600 0 21600 21600 0 21600 0 0 Z N"/>
        </draw:custom-shape>
        <draw:custom-shape draw:style-name="gr6" draw:text-style-name="P1" draw:layer="layout" svg:width="2.775cm" svg:height="1.762cm" svg:x="22.364cm" svg:y="7.905cm">
          <text:p text:style-name="P6"/>
          <draw:enhanced-geometry svg:viewBox="0 0 21600 21600" draw:type="rectangle" draw:enhanced-path="M 0 0 L 21600 0 21600 21600 0 21600 0 0 Z N"/>
        </draw:custom-shape>
        <draw:custom-shape draw:style-name="gr6" draw:text-style-name="P1" draw:layer="layout" svg:width="2.775cm" svg:height="1.762cm" svg:x="22.088cm" svg:y="8.087cm">
          <text:p text:style-name="P6"/>
          <draw:enhanced-geometry svg:viewBox="0 0 21600 21600" draw:type="rectangle" draw:enhanced-path="M 0 0 L 21600 0 21600 21600 0 21600 0 0 Z N"/>
        </draw:custom-shape>
        <draw:custom-shape draw:style-name="gr7" draw:text-style-name="P4" draw:layer="layout" svg:width="2.775cm" svg:height="1.762cm" svg:x="21.812cm" svg:y="8.269cm">
          <text:p text:style-name="P2"><text:span text:style-name="T2">Non-glide</text:span></text:p>
          <text:p text:style-name="P2"><text:span text:style-name="T2">Grid jobs</text:span></text:p>
          <draw:enhanced-geometry svg:viewBox="0 0 21600 21600" draw:type="rectangle" draw:enhanced-path="M 0 0 L 21600 0 21600 21600 0 21600 0 0 Z N"/>
        </draw:custom-shape>
        <draw:line draw:style-name="gr8" draw:text-style-name="P1" draw:layer="layout" svg:x1="17.778cm" svg:y1="9.113cm" svg:x2="21.794cm" svg:y2="8.845cm">
          <text:p text:style-name="P6"/>
        </draw:line>
        <draw:custom-shape draw:style-name="gr9" draw:text-style-name="P2" draw:layer="layout" svg:width="4.164cm" svg:height="1.023cm" svg:x="16.922cm" svg:y="10.376cm">
          <text:p text:style-name="P2">Start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2.953cm" svg:y1="3.963cm" svg:x2="3.738cm" svg:y2="7.121cm">
          <text:p text:style-name="P6"/>
        </draw:line>
        <draw:line draw:style-name="gr8" draw:text-style-name="P1" draw:layer="layout" svg:x1="17.781cm" svg:y1="9.713cm" svg:x2="18.861cm" svg:y2="10.334cm">
          <text:p text:style-name="P6"/>
        </draw:line>
        <draw:line draw:style-name="gr11" draw:text-style-name="P1" draw:layer="layout" svg:x1="10.037cm" svg:y1="10.747cm" svg:x2="11.95cm" svg:y2="10.508cm">
          <text:p text:style-name="P6"/>
        </draw:line>
        <draw:custom-shape draw:style-name="gr12" draw:text-style-name="P5" draw:layer="layout" svg:width="0.305cm" svg:height="0.305cm" svg:x="16.548cm" svg:y="9.163cm">
          <text:p text:style-name="P2"><text:span text:style-name="T3">Startd</text:span></text:p>
          <draw:enhanced-geometry svg:viewBox="0 0 21600 21600" draw:glue-points="10800 0 3160 3160 0 10800 3160 18440 10800 21600 18440 18440 21600 10800 18440 3160" draw:text-areas="3200 3200 18400 18400" draw:type="ellipse"/>
        </draw:custom-shape>
        <draw:line draw:style-name="gr13" draw:text-style-name="P1" draw:layer="layout" svg:x1="5.719cm" svg:y1="7.14cm" svg:x2="6.691cm" svg:y2="4.037cm">
          <text:p text:style-name="P6"/>
        </draw:line>
        <draw:frame draw:style-name="gr14" draw:text-style-name="P7" draw:layer="layout" svg:width="0.68cm" svg:height="0.725cm" svg:x="17.389cm" svg:y="9.657cm">
          <draw:text-box>
            <text:p text:style-name="P6"><text:span text:style-name="T4">6</text:span></text:p>
          </draw:text-box>
        </draw:frame>
        <draw:frame draw:style-name="gr14" draw:text-style-name="P8" draw:layer="layout" svg:width="0.853cm" svg:height="1.195cm" svg:x="6.471cm" svg:y="5.099cm">
          <draw:text-box>
            <text:p text:style-name="P6"><text:span text:style-name="T5">1</text:span></text:p>
          </draw:text-box>
        </draw:frame>
        <draw:custom-shape draw:style-name="gr15" draw:text-style-name="P9" draw:layer="layout" svg:width="3.601cm" svg:height="1.577cm" svg:x="1.763cm" svg:y="2.386cm">
          <text:p text:style-name="P2"><text:span text:style-name="T6">Frontend 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6" draw:text-style-name="P9" draw:layer="layout" svg:width="3.601cm" svg:height="1.577cm" svg:x="6.05cm" svg:y="2.406cm">
          <text:p text:style-name="P2"><text:span text:style-name="T6">Factory ad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2" draw:layer="layout" svg:width="5.547cm" svg:height="1.964cm" svg:x="2.154cm" svg:y="7.195cm">
          <text:p text:style-name="P2">Glidein Factory</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2" draw:layer="layout" svg:width="5.509cm" svg:height="2.309cm" svg:x="4.536cm" svg:y="9.944cm">
            <text:p text:style-name="P2">Schedd <text:s text:c="7"/></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1.919cm" svg:height="1.592cm" svg:x="7.832cm" svg:y="10.352cm">
            <text:p text:style-name="P2"><text:span text:style-name="T7">Startd</text:span></text:p>
            <text:p text:style-name="P2"><text:span text:style-name="T7">job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line draw:style-name="gr13" draw:text-style-name="P1" draw:layer="layout" svg:x1="4.691cm" svg:y1="9.233cm" svg:x2="5.607cm" svg:y2="9.813cm">
          <text:p text:style-name="P6"/>
        </draw:line>
        <draw:line draw:style-name="gr13" draw:text-style-name="P1" draw:layer="layout" svg:x1="5.291cm" svg:y1="9.233cm" svg:x2="6.207cm" svg:y2="9.813cm">
          <text:p text:style-name="P6"/>
        </draw:line>
        <draw:line draw:style-name="gr13" draw:text-style-name="P1" draw:layer="layout" svg:x1="5.891cm" svg:y1="9.233cm" svg:x2="6.807cm" svg:y2="9.813cm">
          <text:p text:style-name="P6"/>
        </draw:line>
        <draw:frame draw:style-name="gr14" draw:text-style-name="P8" draw:layer="layout" svg:width="0.853cm" svg:height="1.195cm" svg:x="0.726cm" svg:y="4.156cm">
          <draw:text-box>
            <text:p text:style-name="P6"><text:span text:style-name="T5">2</text:span></text:p>
          </draw:text-box>
        </draw:frame>
        <draw:frame draw:style-name="gr14" draw:text-style-name="P8" draw:layer="layout" svg:width="0.853cm" svg:height="1.195cm" svg:x="3.78cm" svg:y="9.006cm">
          <draw:text-box>
            <text:p text:style-name="P6"><text:span text:style-name="T5">4</text:span></text:p>
          </draw:text-box>
        </draw:frame>
        <draw:line draw:style-name="gr19" draw:text-style-name="P1" draw:layer="layout" svg:x1="0.635cm" svg:y1="4.617cm" svg:x2="1.794cm" svg:y2="3.963cm">
          <text:p text:style-name="P6"/>
        </draw:line>
        <draw:line draw:style-name="gr8" draw:text-style-name="P1" draw:layer="layout" svg:x1="17.779cm" svg:y1="9.313cm" svg:x2="21.796cm" svg:y2="9.045cm">
          <text:p text:style-name="P6"/>
        </draw:line>
        <draw:line draw:style-name="gr8" draw:text-style-name="P1" draw:layer="layout" svg:x1="17.781cm" svg:y1="9.513cm" svg:x2="21.797cm" svg:y2="9.245cm">
          <text:p text:style-name="P6"/>
        </draw:line>
        <draw:line draw:style-name="gr19" draw:text-style-name="P1" draw:layer="layout" svg:x1="16.834cm" svg:y1="11.227cm" svg:x2="10.647cm" svg:y2="12.697cm">
          <text:p text:style-name="P6"/>
        </draw:line>
        <draw:custom-shape draw:style-name="gr20" draw:text-style-name="P2" draw:layer="layout" svg:width="5.382cm" svg:height="2.915cm" svg:x="12.532cm" svg:y="1.564cm">
          <text:p text:style-name="P2">Grid site</text:p>
          <text:p text:style-name="P2"/>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0" draw:layer="layout" svg:width="2.032cm" svg:height="0.889cm" svg:x="11.838cm" svg:y="3.277cm">
          <text:p text:style-name="P2"><text:span text:style-name="T8">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016cm" svg:height="0.94cm" svg:x="13.779cm" svg:y="2.952cm">
          <text:p text:style-name="P6"/>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2" draw:text-style-name="P5" draw:layer="layout" svg:width="0.305cm" svg:height="0.305cm" svg:x="13.951cm" svg:y="3.314cm">
          <text:p text:style-name="P2"><text:span text:style-name="T3">Startd</text:span></text:p>
          <draw:enhanced-geometry svg:viewBox="0 0 21600 21600" draw:glue-points="10800 0 3160 3160 0 10800 3160 18440 10800 21600 18440 18440 21600 10800 18440 3160" draw:text-areas="3200 3200 18400 18400" draw:type="ellipse"/>
        </draw:custom-shape>
        <draw:custom-shape draw:style-name="gr20" draw:text-style-name="P2" draw:layer="layout" svg:width="5.382cm" svg:height="2.915cm" svg:x="20.718cm" svg:y="1.565cm">
          <text:p text:style-name="P2">Grid site</text:p>
          <text:p text:style-name="P2"/>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0" draw:layer="layout" svg:width="2.032cm" svg:height="0.889cm" svg:x="20.024cm" svg:y="3.278cm">
          <text:p text:style-name="P2"><text:span text:style-name="T8">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016cm" svg:height="0.94cm" svg:x="21.965cm" svg:y="2.953cm">
          <text:p text:style-name="P6"/>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2" draw:text-style-name="P5" draw:layer="layout" svg:width="0.305cm" svg:height="0.305cm" svg:x="22.137cm" svg:y="3.315cm">
          <text:p text:style-name="P2"><text:span text:style-name="T3">Startd</text:span></text:p>
          <draw:enhanced-geometry svg:viewBox="0 0 21600 21600" draw:glue-points="10800 0 3160 3160 0 10800 3160 18440 10800 21600 18440 18440 21600 10800 18440 3160" draw:text-areas="3200 3200 18400 18400" draw:type="ellipse"/>
        </draw:custom-shape>
        <draw:line draw:style-name="gr11" draw:text-style-name="P1" draw:layer="layout" svg:x1="8.167cm" svg:y1="9.928cm" svg:x2="11.91cm" svg:y2="4.184cm">
          <text:p text:style-name="P6"/>
        </draw:line>
        <draw:line draw:style-name="gr11" draw:text-style-name="P1" draw:layer="layout" svg:x1="8.868cm" svg:y1="9.928cm" svg:x2="19.996cm" svg:y2="3.563cm">
          <text:p text:style-name="P6"/>
        </draw:line>
        <draw:frame draw:style-name="gr14" draw:text-style-name="P8" draw:layer="layout" svg:width="0.853cm" svg:height="1.195cm" svg:x="2.4cm" svg:y="5.544cm">
          <draw:text-box>
            <text:p text:style-name="P6"><text:span text:style-name="T5">3</text:span></text:p>
          </draw:text-box>
        </draw:frame>
        <draw:frame draw:style-name="gr14" draw:text-style-name="P8" draw:layer="layout" svg:width="0.853cm" svg:height="1.195cm" svg:x="10.506cm" svg:y="8.546cm">
          <draw:text-box>
            <text:p text:style-name="P6"><text:span text:style-name="T5">5</text:span></text:p>
          </draw:text-box>
        </draw:frame>
        <draw:frame draw:style-name="gr14" draw:text-style-name="P8" draw:layer="layout" svg:width="0.853cm" svg:height="1.195cm" svg:x="13.79cm" svg:y="11.77cm">
          <draw:text-box>
            <text:p text:style-name="P6"><text:span text:style-name="T5">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10_20_dashed" draw:display-name="Fine 10 dashed" draw:style="rect" draw:dots1="1" draw:dots1-length="0.254cm" draw:dots2="1" draw:dots2-length="0.254cm" draw:distance="0.2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7.94cm" fo:page-height="13.462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09-25T11:14:05</meta:creation-date>
    <dc:date>2006-10-03T12:47:12</dc:date>
    <dc:language>en-US</dc:language>
    <meta:editing-cycles>10</meta:editing-cycles>
    <meta:editing-duration>PT2H11M43S</meta:editing-duration>
    <meta:user-defined meta:name="Info 1"/>
    <meta:user-defined meta:name="Info 2"/>
    <meta:user-defined meta:name="Info 3"/>
    <meta:user-defined meta:name="Info 4"/>
    <meta:document-statistic meta:object-count="46"/>
  </office:meta>
</office:document-meta>
</file>